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2ce0d" officeooo:paragraph-rsid="0032ce0d" style:font-weight-asian="bold" style:font-weight-complex="bold"/>
    </style:style>
    <style:style style:name="P12" style:family="paragraph" style:parent-style-name="Standard">
      <style:paragraph-properties fo:text-align="center" style:justify-single-word="false"/>
      <style:text-properties fo:font-weight="bold" officeooo:rsid="0035b34d" officeooo:paragraph-rsid="0035b34d"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32ce0d" officeooo:paragraph-rsid="0032ce0d" style:font-weight-asian="normal" style:font-weight-complex="normal"/>
    </style:style>
    <style:style style:name="P15" style:family="paragraph" style:parent-style-name="Standard">
      <style:paragraph-properties fo:text-align="center" style:justify-single-word="false"/>
      <style:text-properties fo:font-weight="normal" officeooo:rsid="0035b34d" officeooo:paragraph-rsid="0035b34d" style:font-weight-asian="normal" style:font-weight-complex="normal"/>
    </style:style>
    <style:style style:name="P16" style:family="paragraph" style:parent-style-name="Standard">
      <style:paragraph-properties fo:text-align="start" style:justify-single-word="false"/>
      <style:text-properties fo:font-weight="normal" officeooo:rsid="0035b34d" officeooo:paragraph-rsid="0035b34d"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11">
      <style:paragraph-properties fo:text-align="start" style:justify-single-word="false"/>
      <style:text-properties officeooo:rsid="00304462" officeooo:paragraph-rsid="00304462"/>
    </style:style>
    <style:style style:name="P19" style:family="paragraph" style:parent-style-name="Standard" style:list-style-name="L8">
      <style:text-properties officeooo:rsid="00304462" officeooo:paragraph-rsid="00304462"/>
    </style:style>
    <style:style style:name="P20" style:family="paragraph" style:parent-style-name="Standard" style:list-style-name="L3">
      <style:text-properties officeooo:rsid="0032ce0d" officeooo:paragraph-rsid="0032ce0d"/>
    </style:style>
    <style:style style:name="P21" style:family="paragraph" style:parent-style-name="Standard" style:list-style-name="L1">
      <style:text-properties officeooo:rsid="0032ce0d" officeooo:paragraph-rsid="0032ce0d"/>
    </style:style>
    <style:style style:name="P22" style:family="paragraph" style:parent-style-name="Standard" style:list-style-name="L8">
      <style:text-properties officeooo:rsid="0032ce0d" officeooo:paragraph-rsid="0032ce0d"/>
    </style:style>
    <style:style style:name="P23" style:family="paragraph" style:parent-style-name="Standard" style:list-style-name="L3">
      <style:text-properties officeooo:rsid="0035b34d" officeooo:paragraph-rsid="0035b34d"/>
    </style:style>
    <style:style style:name="P24" style:family="paragraph" style:parent-style-name="Standard" style:list-style-name="L1">
      <style:text-properties officeooo:rsid="0035b34d" officeooo:paragraph-rsid="0035b34d"/>
    </style:style>
    <style:style style:name="P25" style:family="paragraph" style:parent-style-name="Standard" style:list-style-name="L11">
      <style:paragraph-properties fo:text-align="start" style:justify-single-word="false"/>
      <style:text-properties officeooo:rsid="0035b34d" officeooo:paragraph-rsid="0035b34d"/>
    </style:style>
    <style:style style:name="P26" style:family="paragraph" style:parent-style-name="Standard" style:list-style-name="L8">
      <style:text-properties officeooo:rsid="0035b34d" officeooo:paragraph-rsid="0035b34d"/>
    </style:style>
    <style:style style:name="P27" style:family="paragraph" style:parent-style-name="Standard">
      <style:paragraph-properties fo:text-align="start" style:justify-single-word="false" fo:break-before="page"/>
      <style:text-properties fo:font-weight="normal" officeooo:rsid="0035b34d" officeooo:paragraph-rsid="0035b34d"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054aa4"/>
    </style:style>
    <style:style style:name="T5" style:family="text">
      <style:text-properties fo:font-size="14pt" fo:font-style="italic" style:font-size-asian="14pt" style:font-style-asian="italic" style:font-size-complex="14pt"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aa284"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aa284" style:font-weight-asian="normal" style:font-weight-complex="normal"/>
    </style:style>
    <style:style style:name="T11" style:family="text">
      <style:text-properties style:text-underline-style="none" fo:font-weight="normal" officeooo:rsid="00304462" style:font-weight-asian="normal" style:font-weight-complex="normal"/>
    </style:style>
    <style:style style:name="T12" style:family="text">
      <style:text-properties officeooo:rsid="0035b3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Piloting (4)</text:p>
      <text:p text:style-name="P12">Warp-8 Shuttle</text:p>
      <text:p text:style-name="P15"/>
      <text:p text:style-name="P16">Description: The Fleet has developed a new Warp-8 shuttle. Time to test it out. Send your team on a quick jaunt around a nearby moon. </text:p>
      <text:p text:style-name="P27">The Fleet has developed a new Warp-8 shuttle. Your team has been sent on a quick jaunt around a nearby moon to test it out. </text:p>
      <text:p text:style-name="P4"/>
      <text:list xml:id="list6358187932467590203" text:style-name="L1">
        <text:list-item>
          <text:p text:style-name="P24">Maximum personnel: 5 : If you have personnel on this mission in excess of the maximum then the remainder will die as soon as the shuttle-bay is opened. There isn't room on the shuttle for any more. Captain should have known that.</text:p>
        </text:list-item>
        <text:list-item>
          <text:p text:style-name="P24">Ha, ha, ha, warp-8 shuttle, Are you mad? Nothing good will come of this.</text:p>
        </text:list-item>
      </text:list>
      <text:p text:style-name="P4"/>
      <text:p text:style-name="P13"><text:span text:style-name="T7">Survivors:</text:span><text:span text:style-name="T10"> </text:span></text:p>
      <text:list xml:id="list5406444979822229024" text:style-name="L11">
        <text:list-item>
          <text:p text:style-name="P25"><text:span text:style-name="T9">None.</text:span></text:p>
        </text:list-item>
      </text:list>
      <text:p text:style-name="P1"/>
      <text:p text:style-name="P6"><text:span text:style-name="T6">Success Criteria</text:span>: </text:p>
      <text:list xml:id="list4746993373993030785" text:style-name="L8">
        <text:list-item>
          <text:p text:style-name="P26">Nope. The warp-8 shuttle design was flawed from the beginning.</text:p>
          <text:p text:style-name="P17"/>
        </text:list-item>
      </text:list>
      <text:p text:style-name="P1"><text:span text:style-name="T6">Quartermaster</text:span>: The quartermaster has provided you with the following to assist in your mission: </text:p>
      <text:list xml:id="list2871170017175660084" text:style-name="L3">
        <text:list-item>
          <text:p text:style-name="P20">A <text:span text:style-name="T12">membership card to Kirk's Gym.</text:span></text:p>
        </text:list-item>
        <text:list-item>
          <text:p text:style-name="P23">A Quarter-Pounder with cheese. (But here we call it the <text:span text:style-name="T3">Imperial with Cheese</text:span>)</text:p>
          <text:p text:style-name="P20"/>
        </text:list-item>
      </text:list>
      <text:p text:style-name="P2"><text:span text:style-name="T5">Determine your survivors and success.</text:span> </text:p>
      <text:p text:style-name="P3"><text:span text:style-name="T4">As a group </text:span>(including the non-survivors) <text:span text:style-name="T4">take about ten minutes (don't rush, don't dawdle – its not a race) to </text:span>come up with a report detailing how the events of this mission played out. Your unique skills and the equipment provided by the quartermaster should play an important role in <text:span text:style-name="T4">how the </text:span>success or failure of this mission <text:span text:style-name="T4">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42S</meta:editing-duration>
    <meta:editing-cycles>25</meta:editing-cycles>
    <meta:generator>LibreOffice/5.1.6.2$Windows_x86 LibreOffice_project/07ac168c60a517dba0f0d7bc7540f5afa45f0909</meta:generator>
    <dc:date>2017-08-20T15:13:28.426000000</dc:date>
    <meta:document-statistic meta:table-count="0" meta:image-count="0" meta:object-count="0" meta:page-count="2" meta:paragraph-count="25" meta:word-count="338" meta:character-count="1843" meta:non-whitespace-character-count="1529"/>
    <meta:user-defined meta:name="Info 1"/>
    <meta:user-defined meta:name="Info 2"/>
    <meta:user-defined meta:name="Info 3"/>
    <meta:user-defined meta:name="Info 4"/>
  </office:meta>
</office:document-meta>
</file>